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3" manifest:media-type=""/>
  <manifest:file-entry manifest:full-path="ObjectReplacements/Object 4" manifest:media-type=""/>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929c" officeooo:paragraph-rsid="0010929c"/>
    </style:style>
    <style:style style:name="P2" style:family="paragraph" style:parent-style-name="Standard">
      <style:text-properties officeooo:rsid="0010929c" officeooo:paragraph-rsid="00111136"/>
    </style:style>
    <style:style style:name="P3" style:family="paragraph" style:parent-style-name="Standard">
      <style:text-properties officeooo:rsid="0010929c" officeooo:paragraph-rsid="00159d94"/>
    </style:style>
    <style:style style:name="P4" style:family="paragraph" style:parent-style-name="Standard">
      <style:text-properties officeooo:rsid="001395cd" officeooo:paragraph-rsid="001395cd"/>
    </style:style>
    <style:style style:name="P5" style:family="paragraph" style:parent-style-name="Standard">
      <style:text-properties officeooo:rsid="0014ce50" officeooo:paragraph-rsid="00159d94"/>
    </style:style>
    <style:style style:name="P6" style:family="paragraph" style:parent-style-name="Standard">
      <style:text-properties officeooo:rsid="00159d94" officeooo:paragraph-rsid="00159d94"/>
    </style:style>
    <style:style style:name="P7" style:family="paragraph" style:parent-style-name="Standard">
      <style:text-properties officeooo:rsid="001395cd" officeooo:paragraph-rsid="001395cd"/>
    </style:style>
    <style:style style:name="P8" style:family="paragraph" style:parent-style-name="Standard">
      <style:text-properties officeooo:rsid="001395cd" officeooo:paragraph-rsid="00192d8a"/>
    </style:style>
    <style:style style:name="P9" style:family="paragraph" style:parent-style-name="Standard">
      <style:text-properties officeooo:rsid="0014ce50" officeooo:paragraph-rsid="001ab520"/>
    </style:style>
    <style:style style:name="P10" style:family="paragraph" style:parent-style-name="Standard">
      <style:text-properties officeooo:rsid="0014ce50" officeooo:paragraph-rsid="001b5372"/>
    </style:style>
    <style:style style:name="P11" style:family="paragraph" style:parent-style-name="Standard">
      <style:text-properties officeooo:rsid="001b5372" officeooo:paragraph-rsid="001b5372"/>
    </style:style>
    <style:style style:name="T1" style:family="text">
      <style:text-properties officeooo:rsid="00111136"/>
    </style:style>
    <style:style style:name="T2" style:family="text">
      <style:text-properties officeooo:rsid="00111136" fo:background-color="#ffff00" loext:char-shading-value="0"/>
    </style:style>
    <style:style style:name="T3" style:family="text">
      <style:text-properties officeooo:rsid="001395cd" fo:background-color="#ffff00" loext:char-shading-value="0"/>
    </style:style>
    <style:style style:name="T4" style:family="text">
      <style:text-properties officeooo:rsid="0017c351" fo:background-color="#ffff00" loext:char-shading-value="0"/>
    </style:style>
    <style:style style:name="T5" style:family="text">
      <style:text-properties fo:background-color="transparent" loext:char-shading-value="0"/>
    </style:style>
    <style:style style:name="T6" style:family="text">
      <style:text-properties officeooo:rsid="00111136" fo:background-color="transparent" loext:char-shading-value="0"/>
    </style:style>
    <style:style style:name="T7" style:family="text">
      <style:text-properties officeooo:rsid="00114895" fo:background-color="transparent" loext:char-shading-value="0"/>
    </style:style>
    <style:style style:name="T8" style:family="text">
      <style:text-properties officeooo:rsid="00182879" fo:background-color="transparent" loext:char-shading-value="0"/>
    </style:style>
    <style:style style:name="T9" style:family="text">
      <style:text-properties officeooo:rsid="0018cc6b" fo:background-color="transparent" loext:char-shading-value="0"/>
    </style:style>
    <style:style style:name="T10" style:family="text">
      <style:text-properties officeooo:rsid="00192d8a" fo:background-color="transparent" loext:char-shading-value="0"/>
    </style:style>
    <style:style style:name="T11" style:family="text">
      <style:text-properties fo:font-style="italic" fo:background-color="transparent" loext:char-shading-value="0" style:font-style-asian="italic" style:font-style-complex="italic"/>
    </style:style>
    <style:style style:name="T12" style:family="text">
      <style:text-properties fo:font-style="normal" fo:background-color="transparent" loext:char-shading-value="0" style:font-style-asian="normal" style:font-style-complex="normal"/>
    </style:style>
    <style:style style:name="T13" style:family="text">
      <style:text-properties fo:font-style="normal" officeooo:rsid="00182879" fo:background-color="transparent" loext:char-shading-value="0" style:font-style-asian="normal" style:font-style-complex="normal"/>
    </style:style>
    <style:style style:name="T14" style:family="text">
      <style:text-properties fo:font-style="normal" fo:background-color="#ffff00" loext:char-shading-value="0" style:font-style-asian="normal" style:font-style-complex="normal"/>
    </style:style>
    <style:style style:name="T15" style:family="text">
      <style:text-properties fo:font-style="normal" officeooo:rsid="00192d8a" fo:background-color="#ffff00" loext:char-shading-value="0" style:font-style-asian="normal" style:font-style-complex="normal"/>
    </style:style>
    <style:style style:name="T16" style:family="text">
      <style:text-properties officeooo:rsid="00111136" fo:background-color="#0066ff" loext:char-shading-value="0"/>
    </style:style>
    <style:style style:name="T17" style:family="text">
      <style:text-properties officeooo:rsid="00159d94"/>
    </style:style>
    <style:style style:name="T18" style:family="text">
      <style:text-properties officeooo:rsid="0017c351"/>
    </style:style>
    <style:style style:name="T19" style:family="text">
      <style:text-properties officeooo:rsid="00192d8a"/>
    </style:style>
    <style:style style:name="T20" style:family="text">
      <style:text-properties officeooo:rsid="00111136" fo:background-color="#3333ff" loext:char-shading-value="0"/>
    </style:style>
    <style:style style:name="T21" style:family="text">
      <style:text-properties officeooo:rsid="001ab520"/>
    </style:style>
    <style:style style:name="T22" style:family="text">
      <style:text-properties officeooo:rsid="001b5372"/>
    </style:style>
    <style:style style:name="T23" style:family="text">
      <style:text-properties officeooo:rsid="001c9308"/>
    </style:style>
    <style:style style:name="T24" style:family="text">
      <style:text-properties officeooo:rsid="001e3228"/>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lectrophysiology</text:h>
      <text:p text:style-name="P1">Rey et al. 2015</text:p>
      <text:p text:style-name="P2">In order to measure the brain activity, the most widely used technique is still electrophysiology recording. It consists of in the placement of electrodes in brain tissue and record the electrical activity happening in that position. These techniques comprise measurements intracellularly (such as patch clamp where the cell membrane is ripped and the experimentalist has access to the intracellular medium) or, most commonly used, in the extracellular medium. When a neuron produces (intracellularly) an Action Potential (AP), the latter propagates along the neuron's axon and dendrites, but at the same some of this AP is propagated into the extracellular medium producing a<text:span text:style-name="T19">n</text:span> Extracellular Action Potential (EAP) <text:span text:style-name="T1">by means of ionic flows from the neuron to the EM and vice-versa</text:span>. <text:span text:style-name="T1">This flow of charges produces unbalanced distribution of charge that will start to move away from the neuron's membrane. This </text:span><text:span text:style-name="T2">“wave” </text:span><text:span text:style-name="T3">(refer</text:span><text:span text:style-name="T4">r</text:span><text:span text:style-name="T3">ed to as “spike”)</text:span><text:span text:style-name="T6"> is what the electrodes sense and record. </text:span><text:span text:style-name="T20">Naturally</text:span><text:span text:style-name="T6">, the electrodes don't only detect the EAP, they detect any fluctuation in electric potential that reaches </text:span><text:span text:style-name="T10">them</text:span><text:span text:style-name="T6">, in particular Local Field Potentials (LFPs). There isn't a large consensus on what the mechanism that produces LFPs is, however many believe they are generated by the input currents from the dendrites of the surrounding neurons where the cell bodies are (partially) aligned creating coherent dipoles in the recorded </text:span><text:span text:style-name="T16">medium</text:span><text:span text:style-name="T6"> (Buzsáki et al., 2012). LFPs usually have much larger amplitude (~10mV) </text:span><text:span text:style-name="T7">than EAPs do (~100uV), however their power Spectrum is very distinct: LFPs are dominant in the low frequency domain (up to 50Hz) and EAP exist only on the high frequencies (above 500Hz). For this reason, a filter can be applied and both phenomena can be analyzed separately.</text:span></text:p>
      <text:p text:style-name="P2"/>
      <text:p text:style-name="P8"><text:span text:style-name="T5">Usually a particular neuron produces always the same AP, i.e., with little variability. Therefore, if we detect different waveforms</text:span><text:span text:style-name="T8"> on a particular electrode, </text:span><text:span text:style-name="T5">it is fair to say that</text:span><text:span text:style-name="T8"> </text:span><text:span text:style-name="T5">they were produced by different neurons. </text:span><text:span text:style-name="T11"><text:s/></text:span><text:span text:style-name="T9">However, this wave </text:span><text:span text:style-name="T10">propagates</text:span><text:span text:style-name="T9"> in a complex way, </text:span><text:span text:style-name="T10">being shed along the whole neuron,</text:span><text:span text:style-name="T9"> and will vary significantly according</text:span><text:span text:style-name="T5"> to the neuron's morphology, </text:span><text:span text:style-name="T9">position (distance</text:span><text:span text:style-name="T5"> and orientation</text:span><text:span text:style-name="T9">)</text:span><text:span text:style-name="T5"> relative to the electrode, and the properties of the extracellular medium. </text:span><text:span text:style-name="T10">(Pettersen &amp; Einevoll, 2008) On the other hand, this complexity will be reflected as a unique footprint when multiple electrodes are used simultaneously.</text:span></text:p>
      <text:p text:style-name="P4"/>
      <text:p text:style-name="P8"><text:span text:style-name="T5">The process of assigning spikes to neurons is called </text:span><text:span text:style-name="T11">spike sorting.</text:span></text:p>
      <text:p text:style-name="P4"/>
      <text:p text:style-name="P4"><text:span text:style-name="T12">In the case of pyramidal of the rat cortex, a spike last</text:span><text:span text:style-name="T13">s</text:span><text:span text:style-name="T12"> 2-3ms, After spiking, a neuron needs some time until it can spike again. This is called the </text:span><text:span text:style-name="T11">refractory period, </text:span><text:span text:style-name="T12">which is usually around </text:span><text:span text:style-name="T15">2</text:span><text:span text:style-name="T14"> ms</text:span><text:span text:style-name="T12"> in this case.</text:span></text:p>
      <text:p text:style-name="P2"/>
      <text:h text:style-name="Heading_20_2" text:outline-level="2">Crosscorrelograms</text:h>
      <text:p text:style-name="P9">To analyze <text:span text:style-name="T21">neural</text:span> activity <text:span text:style-name="T21">in the brain</text:span>, scientists often look into <text:span text:style-name="T21">the temporal correlation of the recorded signals. If The correlation of the signal f and signal g is defined as:</text:span></text:p>
      <text:p text:style-name="P9"><draw:frame draw:style-name="fr1" draw:name="Object1" text:anchor-type="as-char" svg:y="-0.7374in" svg:width="2.0346in" svg:height="1.4799in" draw:z-index="2"><draw:object xlink:href="./Object 1" xlink:type="simple" xlink:show="embed" xlink:actuate="onLoad"/><draw:image xlink:href="./ObjectReplacements/Object 1" xlink:type="simple" xlink:show="embed" xlink:actuate="onLoad"/><svg:desc>formula</svg:desc></draw:frame> <text:span text:style-name="T17">Where </text:span><text:span text:style-name="T17"><draw:frame draw:style-name="fr1" draw:name="Object2" text:anchor-type="as-char" svg:y="-0.0866in" svg:width="0.1693in" svg:height="0.0965in" draw:z-index="3"><draw:object xlink:href="./Object 5" xlink:type="simple" xlink:show="embed" xlink:actuate="onLoad"/><draw:image xlink:href="./ObjectReplacements/Object 5" xlink:type="simple" xlink:show="embed" xlink:actuate="onLoad"/><svg:desc>formula</svg:desc></draw:frame></text:span><text:span text:style-name="T17"> is called the time delay.</text:span></text:p>
      <text:p text:style-name="P10"><text:span text:style-name="T21">When </text:span>spike trains <text:span text:style-name="T21">are uncorrelated, their correlation will appear flat. If there exists some correlation (or even causality) between the two signals their correlation will behave interestingly (not trivial), e.g., if the second neuron always spikes 1 ms after the first one, there will be a peak when </text:span><text:span text:style-name="T21"><draw:frame draw:style-name="fr2" draw:name="Object5" text:anchor-type="as-char" svg:y="-0.1484in" svg:width="0.5118in" svg:height="0.1839in" draw:z-index="4"><draw:object xlink:href="./Object 2" xlink:type="simple" xlink:show="embed" xlink:actuate="onLoad"/><draw:image xlink:href="./ObjectReplacements/Object 2" xlink:type="simple" xlink:show="embed" xlink:actuate="onLoad"/></draw:frame></text:span><text:soft-page-break/><text:span text:style-name="T21">.</text:span></text:p>
      <text:p text:style-name="P10"><text:span text:style-name="T22">When performing this kind of analysis, spike signals are usually represented as </text:span>a sequence of times when the neuron spiked or <text:span text:style-name="T23">as </text:span>a time series of 0's and 1's, if a sparse representation is <text:span text:style-name="T18">preferred.</text:span></text:p>
      <text:p text:style-name="P11">With this representation, the crosscorrelation is calculated as <text:span text:style-name="T24">the </text:span></text:p>
      <text:p text:style-name="P10"/>
      <text:p text:style-name="P10"><text:s/>This is usually done by means of calculating crosscorrelograms. These are the graphical form of the crosscorrelation between to signals, <text:span text:style-name="T18">typically in the form of histograms.</text:span></text:p>
      <text:p text:style-name="P5"/>
      <text:p text:style-name="P6">If there exists a strong temporal correlation between the two signals, the crosscorrelogram should peak the <draw:frame draw:style-name="fr1" draw:name="Object3" text:anchor-type="as-char" svg:y="-0.0866in" svg:width="0.1693in" svg:height="0.0965in" draw:z-index="0"><draw:object xlink:href="./Object 3" xlink:type="simple" xlink:show="embed" xlink:actuate="onLoad"/><draw:image xlink:href="./ObjectReplacements/Object 3" xlink:type="simple" xlink:show="embed" xlink:actuate="onLoad"/></draw:frame> equals the time difference between the correlated spikes of the two cells. Another useful feature is to calculated the autocorrelogram which the crosscorrelogram of a signal with itself. This should have a very high count when <draw:frame draw:style-name="fr1" draw:name="Object4" text:anchor-type="as-char" svg:y="-0.1484in" svg:width="0.3953in" svg:height="0.1839in" draw:z-index="1"><draw:object xlink:href="./Object 4" xlink:type="simple" xlink:show="embed" xlink:actuate="onLoad"/><draw:image xlink:href="./ObjectReplacements/Object 4" xlink:type="simple" xlink:show="embed" xlink:actuate="onLoad"/></draw:frame> which is uninformative and usually omitted. It is used to verify if there are a significant number of events with delays smaller than the refractory period; if so, the detection of spikes or the sorting was unsuccessful.</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23:40:22.471102836</meta:creation-date>
    <dc:date>2016-04-06T01:00:27.722000000</dc:date>
    <meta:editing-duration>PT2H52M47S</meta:editing-duration>
    <meta:editing-cycles>4</meta:editing-cycles>
    <meta:generator>LibreOffice/4.4.3.2$Windows_x86 LibreOffice_project/88805f81e9fe61362df02b9941de8e38a9b5fd16</meta:generator>
    <meta:document-statistic meta:table-count="0" meta:image-count="0" meta:object-count="5" meta:page-count="2" meta:paragraph-count="14" meta:word-count="675" meta:character-count="4248" meta:non-whitespace-character-count="3580"/>
  </office:meta>
</office:document-meta>
</file>

<file path=Object 1/content.xml><?xml version="1.0" encoding="utf-8"?>
<math xmlns="http://www.w3.org/1998/Math/MathML" display="block">
  <semantics>
    <mtable>
      <mtr>
        <mtd>
          <mrow/>
        </mtd>
      </mtr>
      <mtr>
        <mtd>
          <mrow/>
        </mtd>
      </mtr>
      <mtr>
        <mtd>
          <mrow/>
        </mtd>
      </mtr>
      <mtr>
        <mtd>
          <mrow/>
        </mtd>
      </mtr>
      <mtr>
        <mtd>
          <mrow/>
        </mtd>
      </mtr>
      <mtr>
        <mtd>
          <mrow/>
        </mtd>
      </mtr>
      <mtr>
        <mtd>
          <mrow/>
        </mtd>
      </mtr>
      <mtr>
        <mtd>
          <mrow/>
        </mtd>
      </mtr>
      <mtr>
        <mtd>
          <mrow>
            <mo stretchy="false">(</mo>
            <mrow>
              <mi>f</mi>
              <mo stretchy="false">∗</mo>
              <mi>g</mi>
            </mrow>
            <mo stretchy="false">)</mo>
            <mo stretchy="false">(</mo>
            <mi mathvariant="normal">τ</mi>
            <mrow>
              <mo stretchy="false">)</mo>
              <mo stretchy="false">=</mo>
              <mrow>
                <munderover>
                  <mo stretchy="false">∫</mo>
                  <mrow>
                    <mo stretchy="false">−</mo>
                    <mi mathvariant="normal">∞</mi>
                  </mrow>
                  <mrow>
                    <mo stretchy="false">+</mo>
                    <mi mathvariant="normal">∞</mi>
                  </mrow>
                </munderover>
                <mrow>
                  <mi>f</mi>
                  <mo stretchy="false">(</mo>
                  <mi>t</mi>
                  <mo stretchy="false">)</mo>
                  <mi>g</mi>
                  <mo stretchy="false">(</mo>
                  <mrow>
                    <mi mathvariant="normal">τ</mi>
                    <mo stretchy="false">+</mo>
                    <mi>t</mi>
                  </mrow>
                  <mo stretchy="false">)</mo>
                  <mi mathvariant="italic">dt</mi>
                </mrow>
              </mrow>
            </mrow>
          </mrow>
        </mtd>
      </mtr>
    </mtable>
    <annotation encoding="StarMath 5.0">\left(f * g\right) \left( %tau \right) = int from -infinity to +infinity {f \left( t \right) g\left( %tau + t \right) dt}</annotation>
  </semantics>
</math>
</file>

<file path=Object 2/content.xml><?xml version="1.0" encoding="utf-8"?>
<math xmlns="http://www.w3.org/1998/Math/MathML" display="block">
  <semantics>
    <mrow>
      <mi mathvariant="normal">τ</mi>
      <mo stretchy="false">=</mo>
      <mrow>
        <mo stretchy="false">−</mo>
        <mn>1</mn>
      </mrow>
    </mrow>
    <annotation encoding="StarMath 5.0">%tau = -1</annotation>
  </semantics>
</math>
</file>

<file path=Object 3/content.xml><?xml version="1.0" encoding="utf-8"?>
<math xmlns="http://www.w3.org/1998/Math/MathML" display="block">
  <semantics>
    <mi mathvariant="normal">τ</mi>
    <annotation encoding="StarMath 5.0">%tau</annotation>
  </semantics>
</math>
</file>

<file path=Object 4/content.xml><?xml version="1.0" encoding="utf-8"?>
<math xmlns="http://www.w3.org/1998/Math/MathML" display="block">
  <semantics>
    <mrow>
      <mi mathvariant="normal">τ</mi>
      <mo stretchy="false">=</mo>
      <mn>0</mn>
    </mrow>
    <annotation encoding="StarMath 5.0">%tau = 0</annotation>
  </semantics>
</math>
</file>

<file path=Object 5/content.xml><?xml version="1.0" encoding="utf-8"?>
<math xmlns="http://www.w3.org/1998/Math/MathML" display="block">
  <semantics>
    <mi mathvariant="normal">τ</mi>
    <annotation encoding="StarMath 5.0">%tau</annotation>
  </semantics>
</math>
</file>